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officeooo:paragraph-rsid="001e1b82" style:font-size-asian="10pt" style:font-size-complex="10pt"/>
    </style:style>
    <style:style style:name="P4" style:family="paragraph" style:parent-style-name="Table_20_Contents">
      <style:paragraph-properties fo:text-align="start" style:justify-single-word="false"/>
      <style:text-properties fo:font-size="10pt" officeooo:rsid="001e1b82" officeooo:paragraph-rsid="001e1b82" style:font-size-asian="10pt" style:font-size-complex="10pt"/>
    </style:style>
    <style:style style:name="P5" style:family="paragraph" style:parent-style-name="Table_20_Contents">
      <style:paragraph-properties fo:margin-top="0cm" fo:margin-bottom="0cm" style:contextual-spacing="false" fo:text-align="start" style:justify-single-word="false"/>
      <style:text-properties fo:font-size="14pt" officeooo:rsid="00211303" officeooo:paragraph-rsid="00211303" style:font-size-asian="14pt" style:font-size-complex="14pt"/>
    </style:style>
    <style:style style:name="P6" style:family="paragraph" style:parent-style-name="Table_20_Contents">
      <style:paragraph-properties fo:margin-top="0cm" fo:margin-bottom="0cm" style:contextual-spacing="false" fo:text-align="start" style:justify-single-word="false"/>
      <style:text-properties fo:font-size="14pt" officeooo:rsid="00215bc9" officeooo:paragraph-rsid="00215bc9" style:font-size-asian="14pt" style:font-size-complex="14pt"/>
    </style:style>
    <style:style style:name="P7" style:family="paragraph" style:parent-style-name="Table_20_Contents">
      <style:paragraph-properties fo:margin-top="0cm" fo:margin-bottom="0cm" style:contextual-spacing="false" fo:text-align="start" style:justify-single-word="false"/>
      <style:text-properties fo:font-size="14pt" officeooo:rsid="00232f03" officeooo:paragraph-rsid="00232f03" style:font-size-asian="14pt" style:font-size-complex="14pt"/>
    </style:style>
    <style:style style:name="T1" style:family="text">
      <style:text-properties officeooo:rsid="0012f360"/>
    </style:style>
    <style:style style:name="T2" style:family="text">
      <style:text-properties officeooo:rsid="00133f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G</text:p>
      <text:p text:style-name="P5"><text:s/>ABDULALIM Nayal AZNAG Sherine BANDUENGA Candice BOUTIGLLAY Youssef CHABBAR Mehdi COLOGER Shainyce DUBLIN Amandine ELIE POPSING Kaynaissa FAIK Adam FOFANA Fatoumata GHOZLANE Bouchra HADRI Othmane MBARKI Meryame MESSAOUDI Shirine MZAGHRANI Aymen N'DIAYE Alioune RAVIKUMAR Kelvin SADJO Lamine SUSSO Mohamed TAKOUCHT Marwa UDDIN Khantaniya WASSA Ibrahim ZENATI Amira</text:p>
      <text:p text:style-name="P5">6A</text:p>
      <text:p text:style-name="P5"><text:s/>ABU Griffith ALLAM Maryam AVISSE Manon BILUNGANY Andrea FERNANDES FERREIRA Francisco KHITER Anass LOUIZI Lovely MEROUANE Lina MOUGAS Ferielle SAKHO Souareba SANOGO Djelyka TRAORE Oumarou YILDIRIM Muhammed-Hamza YILDIZ Huseyin</text:p>
      <text:p text:style-name="P5"/>
      <text:p text:style-name="P5"/>
      <text:p text:style-name="P5"/>
      <text:p text:style-name="P5">5F</text:p>
      <text:p text:style-name="P5"><text:s/>ARAHMANE Melyssa CIUCA Andres COULIBALY Fatoumata Kani DIABIRA Abdoulaye DOUHI KISSI Narjis DUKURAY Adji ELFEGE Jossua FOFANA Mahamadou FOUSSIKAY Yasmine GOMES PINTO Christian GUEZ Nathan HAI Amel HAMDAOUI Shemsedine HAN Rojhat HARROUD Nawal KOITA Fanta KONATE Aïsse LITIM Haroun MAHALINGAM Dilaksha NETO Lune SIDRO Nana Kadidia SOUKOUNA Amara SOUMARE Bakary TAGHMAOUI Sohane</text:p>
      <text:p text:style-name="P5">5C</text:p>
      <text:p text:style-name="P5"><text:s/>ALPHONSE Infantine BILONGO Irtia DINANE Narges GOVINTHASAMY Manikandan JAKSON Jasmina KIAKU-DIAMBU Berenice KULAVEERASINGHAM Mithujan LEAOUER Aya LEAOUER Mohammed LETY--DUNGLAS Jahyon MENDES Amelia MOUEVA IDJIHADI Imane RATSIFANDRIHAMANANA Tahiry SALL Safietou SAMASSA Hawa SAMY Heleson SEBAG Jaze TAKOUCHT Sarah TALSSI Djenah TANDJIGORA Hadja-Tacko TOURE Abdoulaye TRAORE Souleymane ZELE Georgel</text:p>
      <text:p text:style-name="P6">5G</text:p>
      <text:p text:style-name="P6"><text:s/>AGAPE LOUIS-MARIE Aloyces DIAKITE Sarah DOMINIQUE Marie-Love EKINCI Belin Gul FERTIKH Nahil HAMMI Radouane KAMISSOKO Kandia KONATE Aliou LAMOTHE Dolynda LOURIMI Raid LUKATUKIDI Adeline MBARKI Nawel MEZOUAR Ilyes MLAMALI Anjab NEGOCE Mehdi OWIKOTI PILI Pharel SAGAR Yasmine SANOGO Mariam SOUMARE Aboubacar SOUMARE Marihème STEMPFEL Matteo TRAORE Ahmed</text:p>
      <text:p text:style-name="P7">5D</text:p>
      <text:p text:style-name="P7"><text:s/>AMAKRANE Nassim BATE Toudo BENAKILA Yassine BENBRAHAM Loubna CAJUSTE Shanley CAMARA Djouma CLAUDE Marvin DEMIR Deniz DOUHI KISSI Adam ES-SAAD Ilian FERDINAND-SAINVILLE Jade GHANDRI Idris ILUMBE BAYEL IS'OMPONGA Lucas KANTE Fanta KARRA Sofya KINTEH Aminata LAMAASSAB Abdelwakil MASAMUNA LUENDA Annaëlle MASUD ALI Samsed MOUILOU Ailine RABHI Sanae SANGARE Salimata SENE-MONTEIRO Ayana TANDIA Mahmad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margin-top="0.101cm" fo:margin-bottom="0.101cm" style:contextual-spacing="false" fo:text-align="center"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499cm" fo:margin-bottom="0.499cm" fo:margin-left="0.998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5T21:00:28.082681798</meta:creation-date>
    <dc:date>2021-09-06T00:14:51.858290641</dc:date>
    <meta:editing-duration>PT21M45S</meta:editing-duration>
    <meta:editing-cycles>17</meta:editing-cycles>
    <meta:generator>LibreOffice/7.2.0.4$Linux_X86_64 LibreOffice_project/20$Build-4</meta:generator>
    <meta:document-statistic meta:table-count="0" meta:image-count="0" meta:object-count="0" meta:page-count="1" meta:paragraph-count="12" meta:word-count="282" meta:character-count="2124" meta:non-whitespace-character-count="1849"/>
  </office:meta>
</office:document-meta>
</file>